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fce4" officeooo:paragraph-rsid="001958a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1852a" officeooo:paragraph-rsid="0038569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232b1" officeooo:paragraph-rsid="001958a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1852a" officeooo:paragraph-rsid="0038569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85694" officeooo:paragraph-rsid="00385694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1852a" officeooo:paragraph-rsid="00385694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1852a" officeooo:paragraph-rsid="00385694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6ebf" officeooo:paragraph-rsid="00385694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85694" officeooo:paragraph-rsid="00385694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88ae4" officeooo:paragraph-rsid="00388ae4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56ebf" style:font-weight-asian="bold" style:font-weight-complex="bold"/>
    </style:style>
    <style:style style:name="T3" style:family="text">
      <style:text-properties fo:font-weight="bold" officeooo:rsid="0056fb68" style:font-weight-asian="bold" style:font-weight-complex="bold"/>
    </style:style>
    <style:style style:name="T4" style:family="text">
      <style:text-properties officeooo:rsid="00531c8c"/>
    </style:style>
    <style:style style:name="T5" style:family="text">
      <style:text-properties officeooo:rsid="005469dd"/>
    </style:style>
    <style:style style:name="T6" style:family="text">
      <style:text-properties officeooo:rsid="0056fb68"/>
    </style:style>
    <style:style style:name="T7" style:family="text">
      <style:text-properties officeooo:rsid="00556ebf"/>
    </style:style>
    <style:style style:name="T8" style:family="text">
      <style:text-properties officeooo:rsid="00385694"/>
    </style:style>
    <style:style style:name="T9" style:family="text">
      <style:text-properties officeooo:rsid="00388ae4"/>
    </style:style>
    <style:style style:name="T10" style:family="text">
      <style:text-properties officeooo:rsid="003974e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006</text:span> - <text:span text:style-name="T8">MP Server Notes</text:span></text:p>
      <text:p text:style-name="P1"/>
      <text:p text:style-name="P4">Special <text:span text:style-name="T8">C-130 </text:span>instructions for Grayflag servers -- WIP but should be mostly correct</text:p>
      <text:list text:style-name="L1">
        <text:list-item>
          <text:p text:style-name="P6">When taking weapons to an airport or FARP:</text:p>
          <text:list>
            <text:list-item>
              <text:p text:style-name="P7">Load weapon crates as desired. <text:s/>You can also carry Mk 82 slicks on the wing pylons.</text:p>
            </text:list-item>
            <text:list-item>
              <text:p text:style-name="P7">When you land at the airport or FARP, go to <text:span text:style-name="T1">rearm/refueling page</text:span> and set plane to <text:span text:style-name="T1">Empty</text:span> (or <text:span text:style-name="T1">Remove Payload</text:span> from all cargo slots) and let it rearm. <text:s/>That will put the weapons into the airport's Resources.<text:span text:style-name="T4"> <text:s/></text:span><text:span text:style-name="T5">(</text:span><text:span text:style-name="T4">You don't have to put down the cargo ramp, it'll do that automatically.</text:span><text:span text:style-name="T5">)</text:span></text:p>
            </text:list-item>
            <text:list-item>
              <text:p text:style-name="P7"><text:span text:style-name="T1">DO NOT </text:span>"deploy" the cargo with the cargo drop commands!</text:p>
            </text:list-item>
          </text:list>
        </text:list-item>
        <text:list-item>
          <text:p text:style-name="P6">When setting up a new FARP with cargo containers:</text:p>
          <text:list>
            <text:list-item>
              <text:p text:style-name="P7">You need <text:span text:style-name="T2">4</text:span><text:span text:style-name="T3"> FOB crates</text:span> to unlock a FARP.</text:p>
            </text:list-item>
            <text:list-item>
              <text:p text:style-name="P8">There is a "home plate" icon at FARPs/airbases that can be captured. <text:s/>If the icon is black, it's not captured; if it's blue, it is captured.</text:p>
            </text:list-item>
            <text:list-item>
              <text:p text:style-name="P8">If the icon has "wheels", then it must be captured by a friendly convoy (protect convoy with helicopter escort<text:span text:style-name="T6"> until it reaches the FARP</text:span>).</text:p>
            </text:list-item>
            <text:list-item>
              <text:p text:style-name="P7">Load the <text:span text:style-name="T6">C-130 </text:span>with desired number of <text:span text:style-name="T1">Generic Cargo Containers</text:span>.</text:p>
            </text:list-item>
            <text:list-item>
              <text:p text:style-name="P7">Either <text:span text:style-name="T1">before takeoff</text:span> or <text:span text:style-name="T1">after landing</text:span><text:span text:style-name="T6">,</text:span> and <text:span text:style-name="T1">BEFORE unloading</text:span>, go to radio menu, F10 Hercules Options, and set the type of the Generic Containers to FARP containers.<text:span text:style-name="T7"> <text:s/>Do this for each of the containers.</text:span></text:p>
            </text:list-item>
            <text:list-item>
              <text:p text:style-name="P7">Then unload with the <text:span text:style-name="T1">cargo drop/deploy commands</text:span>.</text:p>
            </text:list-item>
            <text:list-item>
              <text:p text:style-name="P7"><text:span text:style-name="T1">DO NOT </text:span>use the rearm/refuel screen!</text:p>
            </text:list-item>
          </text:list>
        </text:list-item>
      </text:list>
      <text:p text:style-name="P2"/>
      <text:p text:style-name="P5">Flashpoint Levant weaponeering</text:p>
      <text:list text:style-name="L2">
        <text:list-item>
          <text:p text:style-name="P9">4-tank fuel structure with light colored concrete base</text:p>
          <text:list>
            <text:list-item>
              <text:p text:style-name="P10">2x Mk 82 bombs per pair of tanks (4x Mk 82s to kill the entire 4-tank structure)</text:p>
            </text:list-item>
            <text:list-item>
              <text:p text:style-name="P9">1x Mk 8<text:span text:style-name="T9">3</text:span> bomb or larger<text:span text:style-name="T9"> (in the middle of the base)</text:span></text:p>
            </text:list-item>
            <text:list-item>
              <text:p text:style-name="P9">Viggen:</text:p>
              <text:list>
                <text:list-item>
                  <text:p text:style-name="P9">2x pods of Viggen rockets</text:p>
                </text:list-item>
              </text:list>
            </text:list-item>
          </text:list>
        </text:list-item>
        <text:list-item>
          <text:p text:style-name="P9">2-smokestack factory/power station building</text:p>
          <text:list>
            <text:list-item>
              <text:p text:style-name="P10">4x Mk 82 bombs</text:p>
            </text:list-item>
            <text:list-item>
              <text:p text:style-name="P9">1x Mk 83 bomb or larger</text:p>
            </text:list-item>
            <text:list-item>
              <text:p text:style-name="P9">Viggen:</text:p>
              <text:list>
                <text:list-item>
                  <text:p text:style-name="P9">4x pods of rockets</text:p>
                </text:list-item>
                <text:list-item>
                  <text:p text:style-name="P9">3x bombs, use 30 m spacing for attack along long axis</text:p>
                </text:list-item>
                <text:list-item>
                  <text:p text:style-name="P9">2x BK 90 either HE or HEA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6T23:24:45.061000000</dc:date>
    <meta:editing-duration>PT17H9M12S</meta:editing-duration>
    <meta:editing-cycles>29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7" meta:word-count="334" meta:character-count="1730" meta:non-whitespace-character-count="1442"/>
  </office:meta>
</office:document-meta>
</file>